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2af68" officeooo:paragraph-rsid="0012af68" style:font-weight-asian="bold" style:font-weight-complex="bold"/>
    </style:style>
    <style:style style:name="P3" style:family="paragraph" style:parent-style-name="Standard" style:list-style-name="L1">
      <style:paragraph-properties fo:line-height="115%"/>
      <style:text-properties fo:font-weight="normal" officeooo:rsid="000cb999" officeooo:paragraph-rsid="000cb999" style:font-weight-asian="normal" style:font-weight-complex="normal"/>
    </style:style>
    <style:style style:name="P4" style:family="paragraph" style:parent-style-name="Standard" style:list-style-name="L1">
      <style:paragraph-properties fo:line-height="115%"/>
      <style:text-properties fo:font-weight="normal" officeooo:rsid="000d7c5b" officeooo:paragraph-rsid="000d7c5b" style:font-weight-asian="normal" style:font-weight-complex="normal"/>
    </style:style>
    <style:style style:name="P5" style:family="paragraph" style:parent-style-name="Standard" style:list-style-name="L1">
      <style:paragraph-properties fo:line-height="115%"/>
      <style:text-properties fo:font-weight="normal" officeooo:rsid="000fa360" officeooo:paragraph-rsid="000fa360" style:font-weight-asian="normal" style:font-weight-complex="normal"/>
    </style:style>
    <style:style style:name="P6" style:family="paragraph" style:parent-style-name="Standard" style:list-style-name="L1">
      <style:paragraph-properties fo:line-height="115%"/>
      <style:text-properties fo:font-weight="normal" officeooo:rsid="0012af68" officeooo:paragraph-rsid="0012af68" style:font-weight-asian="normal" style:font-weight-complex="normal"/>
    </style:style>
    <style:style style:name="P7" style:family="paragraph" style:parent-style-name="Standard" style:list-style-name="L1">
      <style:paragraph-properties fo:line-height="115%"/>
      <style:text-properties officeooo:rsid="000d7c5b" officeooo:paragraph-rsid="000d7c5b"/>
    </style:style>
    <style:style style:name="P8" style:family="paragraph" style:parent-style-name="Standard">
      <style:text-properties officeooo:rsid="001290ee" officeooo:paragraph-rsid="001290ee"/>
    </style:style>
    <style:style style:name="P9" style:family="paragraph" style:parent-style-name="Standard" style:list-style-name="L2">
      <style:paragraph-properties fo:line-height="115%"/>
      <style:text-properties officeooo:rsid="001290ee" officeooo:paragraph-rsid="001290ee"/>
    </style:style>
    <style:style style:name="P10" style:family="paragraph" style:parent-style-name="Standard" style:list-style-name="L2">
      <style:paragraph-properties fo:line-height="150%"/>
      <style:text-properties officeooo:rsid="001290ee" officeooo:paragraph-rsid="001290ee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text-properties fo:font-size="16pt" fo:font-weight="bold" officeooo:rsid="0012af68" officeooo:paragraph-rsid="0012af68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2af68" officeooo:paragraph-rsid="0012af68"/>
    </style:style>
    <style:style style:name="P14" style:family="paragraph" style:parent-style-name="Standard" style:list-style-name="L2">
      <style:paragraph-properties fo:line-height="150%"/>
      <style:text-properties officeooo:rsid="0012af68" officeooo:paragraph-rsid="0012af68"/>
    </style:style>
    <style:style style:name="P15" style:family="paragraph" style:parent-style-name="Standard">
      <style:paragraph-properties fo:line-height="115%"/>
      <style:text-properties fo:font-size="12pt" fo:font-weight="bold" officeooo:rsid="0012af68" officeooo:paragraph-rsid="0012af68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15%"/>
      <style:text-properties officeooo:paragraph-rsid="000cb999"/>
    </style:style>
    <style:style style:name="P17" style:family="paragraph" style:parent-style-name="Standard">
      <style:paragraph-properties fo:break-before="page"/>
      <style:text-properties officeooo:rsid="0012af68" officeooo:paragraph-rsid="0012af68"/>
    </style:style>
    <style:style style:name="P18" style:family="paragraph" style:parent-style-name="Standard">
      <style:paragraph-properties fo:break-before="page"/>
      <style:text-properties fo:font-size="16pt" fo:font-weight="bold" officeooo:rsid="0012af68" officeooo:paragraph-rsid="0012af68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b999" style:font-weight-asian="normal" style:font-weight-complex="normal"/>
    </style:style>
    <style:style style:name="T3" style:family="text">
      <style:text-properties fo:font-weight="normal" officeooo:rsid="001290ee" style:font-weight-asian="normal" style:font-weight-complex="normal"/>
    </style:style>
    <style:style style:name="T4" style:family="text">
      <style:text-properties officeooo:rsid="000eedc8"/>
    </style:style>
    <style:style style:name="T5" style:family="text">
      <style:text-properties officeooo:rsid="000fa36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edc8" style:font-weight-asian="bold" style:font-weight-complex="bold"/>
    </style:style>
    <style:style style:name="T8" style:family="text">
      <style:text-properties fo:font-weight="bold" officeooo:rsid="0011890d" style:font-weight-asian="bold" style:font-weight-complex="bold"/>
    </style:style>
    <style:style style:name="T9" style:family="text">
      <style:text-properties fo:font-weight="bold" officeooo:rsid="000cb999" style:font-weight-asian="bold" style:font-weight-complex="bold"/>
    </style:style>
    <style:style style:name="T10" style:family="text">
      <style:text-properties fo:font-weight="bold" officeooo:rsid="001290ee" style:font-weight-asian="bold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Problem Statement </text:span><text:span text:style-name="T10">Approach</text:span></text:p>
      <text:p text:style-name="Standard"><text:span text:style-name="T10"/></text:p>
      <text:p text:style-name="P1"/>
      <text:p text:style-name="P12">Infrastructure Roadmap:</text:p>
      <text:p text:style-name="P2"/>
      <text:list xml:id="list3501675478" text:style-name="L1">
        <text:list-item>
          <text:p text:style-name="P3">We will setup the environment using <text:span text:style-name="T6">public cloud AWS</text:span>.</text:p>
        </text:list-item>
        <text:list-item>
          <text:p text:style-name="P4">First, we will <text:span text:style-name="T4">setup our network in AWS using </text:span><text:span text:style-name="T7">Virtual Private Cloud</text:span><text:span text:style-name="T4">, </text:span><text:span text:style-name="T5">create subnets in multiple Availability zones for high availability. </text:span></text:p>
        </text:list-item>
        <text:list-item>
          <text:p text:style-name="P3">We will take the <text:span text:style-name="T8">U</text:span><text:span text:style-name="T6">buntu</text:span> machines as our servers, which will be available <text:span text:style-name="T6">24*7</text:span>.</text:p>
        </text:list-item>
        <text:list-item>
          <text:p text:style-name="P5">All servers will be private in nature so that traffic can come from only <text:span text:style-name="T6">Load Balancer</text:span>.</text:p>
        </text:list-item>
        <text:list-item>
          <text:p text:style-name="P5">For some configuration in future, we will setup a <text:span text:style-name="T6">Bastion host</text:span> in a public subnet.</text:p>
        </text:list-item>
        <text:list-item>
          <text:p text:style-name="P3">For static content, the requests will be handled by <text:span text:style-name="T6">Nginx</text:span>.</text:p>
        </text:list-item>
        <text:list-item>
          <text:p text:style-name="P16"><text:span text:style-name="T2">Nginx will have </text:span><text:span text:style-name="T9">HTTPS</text:span><text:span text:style-name="T2"> enabled through </text:span><text:span text:style-name="T9">self signed certificates</text:span><text:span text:style-name="T2">.</text:span></text:p>
        </text:list-item>
        <text:list-item>
          <text:p text:style-name="P3">For dynamic content, the requests will be handled by <text:span text:style-name="T6">Apache Tomcat</text:span>.</text:p>
        </text:list-item>
        <text:list-item>
          <text:p text:style-name="P5"><text:span text:style-name="T6">Security Group</text:span> attached to our servers will have only <text:span text:style-name="T6">port 443</text:span> for HTTPS and <text:span text:style-name="T6">8080</text:span> for Apache Tomcat and all other ports will be by default disabled.</text:p>
        </text:list-item>
        <text:list-item>
          <text:p text:style-name="P5">And the traffic can come from only Load Balancer.</text:p>
        </text:list-item>
        <text:list-item>
          <text:p text:style-name="P4">We will create a <text:span text:style-name="T6">Golden AMI</text:span> in AWS which will have all the required packages for our web application.</text:p>
        </text:list-item>
        <text:list-item>
          <text:p text:style-name="P4">For scaling our servers, we will configure Autoscaling by creating an <text:span text:style-name="T6">AWS AutoScaling Group</text:span> connected to our <text:span text:style-name="T6">launch template/configuration</text:span>(which will have our Golden AMI, instance type, SSH-key pair, subnets and security group).</text:p>
        </text:list-item>
        <text:list-item>
          <text:p text:style-name="P6">We will configure Scaling policies based on <text:span text:style-name="T6">Average CPU utilization</text:span>.</text:p>
        </text:list-item>
        <text:list-item>
          <text:p text:style-name="P3">A <text:span text:style-name="T6">Load Balancer</text:span> will be setup on our instances which will be grouped together through <text:span text:style-name="T6">AWS Target Group</text:span>.</text:p>
        </text:list-item>
        <text:list-item>
          <text:p text:style-name="P3">An <text:span text:style-name="T6">Application Load Balancer</text:span> will be setup which will handle all requests through path based routing.</text:p>
        </text:list-item>
        <text:list-item>
          <text:p text:style-name="P16"><text:span text:style-name="T2">A </text:span><text:span text:style-name="T9">Network Load Balancer</text:span><text:span text:style-name="T2"> will be setup above the Application Load Balancer so that a large no. of requests can be handled smoothly.</text:span></text:p>
        </text:list-item>
        <text:list-item>
          <text:p text:style-name="P7"><text:span text:style-name="T2">W</text:span><text:span text:style-name="T1">e will regiter a </text:span><text:span text:style-name="T6">domain</text:span><text:span text:style-name="T1"> for our java web application whose routing policies will be handled by </text:span><text:span text:style-name="T6">Amazon Route 53</text:span><text:span text:style-name="T1">.</text:span></text:p>
        </text:list-item>
        <text:list-item>
          <text:p text:style-name="P7"><text:span text:style-name="T1">We will also setup Content Delivery Network using </text:span><text:span text:style-name="T6">Amazon CloudFront</text:span><text:span text:style-name="T1"> on our Network Load Balancer for ultra low latency to our customers.</text:span></text:p>
        </text:list-item>
      </text:list>
      <text:p text:style-name="P13"><text:span text:style-name="T11"/></text:p>
      <text:p text:style-name="P17"><text:span text:style-name="T11">Infrastructure Provisioning:</text:span></text:p>
      <text:p text:style-name="P8"><text:span text:style-name="T1"/></text:p>
      <text:list xml:id="list2873387448" text:style-name="L2">
        <text:list-item>
          <text:p text:style-name="P10"><text:span text:style-name="T1">We will manage the infrastructure provisioning through </text:span><text:span text:style-name="T6">Terraform</text:span><text:span text:style-name="T1">, creating </text:span><text:span text:style-name="T6">seperate modules</text:span><text:span text:style-name="T1"> for each group of resources.</text:span></text:p>
        </text:list-item>
        <text:list-item>
          <text:p text:style-name="P10"><text:span text:style-name="T1">We will push our terraform code to a </text:span><text:span text:style-name="T6">Version Control Service</text:span><text:span text:style-name="T1"> offered by </text:span><text:span text:style-name="T6">GitHub</text:span><text:span text:style-name="T1">.</text:span></text:p>
        </text:list-item>
        <text:list-item>
          <text:p text:style-name="P10"><text:span text:style-name="T1">We will manage the </text:span><text:span text:style-name="T6">terraform backend/state file</text:span><text:span text:style-name="T1"> in a remote location which will be </text:span><text:span text:style-name="T6">AWS S3 Bucket</text:span><text:span text:style-name="T1">, so that multiple Engineers can work on one piece of Code together.</text:span></text:p>
        </text:list-item>
        <text:list-item>
          <text:p text:style-name="P14"><text:span text:style-name="T1">We will take an already created Bucket(private in nature) which has </text:span><text:span text:style-name="T6">encryption at rest</text:span><text:span text:style-name="T1"> and </text:span><text:span text:style-name="T6">bucket versiong enabled</text:span><text:span text:style-name="T1">.</text:span></text:p>
        </text:list-item>
        <text:list-item>
          <text:p text:style-name="P14"><text:span text:style-name="T1">We will also setup </text:span><text:span text:style-name="T6">Bucket replication</text:span><text:span text:style-name="T1"> policy so that our terraform state file has a </text:span><text:span text:style-name="T6">backup</text:span><text:span text:style-name="T1"> in another bucket which will be in a </text:span><text:span text:style-name="T6">different region</text:span><text:span text:style-name="T1"> from the original bucket.</text:span></text:p>
        </text:list-item>
        <text:list-item>
          <text:p text:style-name="P10"><text:span text:style-name="T1">We will lock the terraform state file using </text:span><text:span text:style-name="T6">AWS DynamoDB</text:span><text:span text:style-name="T1"> so that at a point of time, only one developer can execute the code.</text:span></text:p>
        </text:list-item>
        <text:list-item>
          <text:p text:style-name="P14"><text:span text:style-name="T1">We will take an already created </text:span><text:span text:style-name="T10">DynamoDB</text:span><text:span text:style-name="T3"> </text:span><text:span text:style-name="T1">whose name we will pass in terraform backend block in our terraform code.</text:span></text:p>
        </text:list-item>
      </text:list>
      <text:p text:style-name="P18">CI/CD pipeline</text:p>
      <text:p text:style-name="P15"/>
      <text:list xml:id="list110831484750954" text:continue-numbering="true" text:style-name="L2">
        <text:list-item>
          <text:p text:style-name="P9"><text:span text:style-name="T1">We will apply the code through automation using </text:span><text:span text:style-name="T6">CI/CD pipeline</text:span><text:span text:style-name="T1"> which we will achieve using </text:span><text:span text:style-name="T6">GitHub Actions</text:span><text:span text:style-name="T1">.</text:span></text:p>
        </text:list-item>
        <text:list-item>
          <text:p text:style-name="P9"><text:span text:style-name="T1">Terraform code’s validation and plan will be run automatically. If the plan runs successfully, we will </text:span><text:span text:style-name="T6">apply the code</text:span><text:span text:style-name="T1"> manually using “</text:span><text:span text:style-name="T6">workflow_dispatch</text:span><text:span text:style-name="T1">” event in GitHub ac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9:17:02.584839741</meta:creation-date>
    <dc:date>2022-12-19T10:56:10.146570021</dc:date>
    <meta:editing-duration>PT31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31" meta:word-count="531" meta:character-count="3090" meta:non-whitespace-character-count="2616"/>
  </office:meta>
</office:document-meta>
</file>